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imados Gabriel Eirea y Miguel Barreto,</text:p>
      <text:p text:style-name="Standard"/>
      <text:p text:style-name="Standard"><text:tab/>Por la presente, el grupo de proyecto de fin de carrera uQuad! solicita la adjudicación de 4 semanas de prórroga en la entrega del proyecto por las siguientes razones:</text:p>
      <text:list xml:id="list779245784" text:style-name="L1">
        <text:list-header>
          <text:p text:style-name="P1"/>
        </text:list-header>
        <text:list-item>
          <text:p text:style-name="P1">Se realizaron importaciones de último momento para reparar averías, que tomaron más tiempo del previsto</text:p>
        </text:list-item>
        <text:list-item>
          <text:p text:style-name="P1">Problemas internos al grupo provocaron la renuncia de uno de los integrantes, lo cual implicó la redistribución de las tareas asignadas al mismo, sobrecargando al resto del equipo.</text:p>
        </text:list-item>
        <text:list-item>
          <text:p text:style-name="P1">El tiempo de testeo y ajuste de los algoritmos es mayor al previsto, estando sujetos a condiciones del tiempo para las pruebas al aire libre.</text:p>
        </text:list-item>
      </text:list>
      <text:p text:style-name="Standard"/>
      <text:p text:style-name="Standard"/>
      <text:p text:style-name="Standard">Firma:</text:p>
      <text:p text:style-name="Standard"/>
      <text:p text:style-name="Standard"/>
      <text:p text:style-name="Standard"><text:tab/>_____________________</text:p>
      <text:p text:style-name="Standard"/>
      <text:p text:style-name="Standard"><text:tab/> <text:s text:c="8"/>Rafael Cane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est </meta:initial-creator>
    <meta:creation-date>2012-04-09T17:06:17</meta:creation-date>
    <meta:document-statistic meta:table-count="0" meta:image-count="0" meta:object-count="0" meta:page-count="1" meta:paragraph-count="8" meta:word-count="110" meta:character-count="688"/>
    <dc:date>2012-04-09T17:29:57</dc:date>
    <dc:creator>guest </dc:creator>
    <meta:editing-duration>PT8M30S</meta:editing-duration>
    <meta:editing-cycles>1</meta:editing-cycles>
    <meta:generator>LibreOffice/3.3$Unix LibreOffice_project/330m19$Build-401</meta:generator>
  </office:meta>
</office:document-meta>
</file>